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2555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7071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811in"/>
    </style:style>
    <style:style style:name="co11" style:family="table-column">
      <style:table-column-properties fo:break-before="auto" style:column-width="1.2661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0902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6.331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32">
      <style:table-cell-properties fo:padding="0.028in"/>
    </style:style>
    <style:style style:name="ce4" style:family="table-cell" style:parent-style-name="Default" style:data-style-name="N100">
      <style:table-cell-properties fo:padding="0.028in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 style:data-style-name="N4">
      <style:table-cell-properties fo:padding="0.028in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5">
      <style:table-cell-properties fo:padding="0.028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4"/>
        <table:table-column table:style-name="co8" table:default-cell-style-name="ce4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6" table:default-cell-style-name="ce6"/>
        <table:table-column table:style-name="co16" table:default-cell-style-name="ce7"/>
        <table:table-column table:style-name="co16" table:number-columns-repeated="236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3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000" calcext:value-type="float">
            <text:p>2000</text:p>
          </table:table-cell>
          <table:table-cell office:value-type="float" office:value="433567.37" calcext:value-type="float">
            <text:p>433,567.3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903" calcext:value-type="float">
            <text:p>2903</text:p>
          </table:table-cell>
          <table:table-cell office:value-type="float" office:value="48564.75" calcext:value-type="float">
            <text:p>48,564.7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303" calcext:value-type="float">
            <text:p>2303</text:p>
          </table:table-cell>
          <table:table-cell office:value-type="float" office:value="9913.25" calcext:value-type="float">
            <text:p>9,913.2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003" calcext:value-type="float">
            <text:p>2003</text:p>
          </table:table-cell>
          <table:table-cell office:value-type="float" office:value="70811.47" calcext:value-type="float">
            <text:p>70,811.47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003" calcext:value-type="float">
            <text:p>3003</text:p>
          </table:table-cell>
          <table:table-cell office:value-type="float" office:value="19956.57" calcext:value-type="float">
            <text:p>19,956.5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500" calcext:value-type="float">
            <text:p>3500</text:p>
          </table:table-cell>
          <table:table-cell office:value-type="float" office:value="32638.83" calcext:value-type="float">
            <text:p>32,638.8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9" calcext:value-type="float">
            <text:p>4509</text:p>
          </table:table-cell>
          <table:table-cell office:value-type="float" office:value="8921.15" calcext:value-type="float">
            <text:p>8,921.15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800" calcext:value-type="float">
            <text:p>3800</text:p>
          </table:table-cell>
          <table:table-cell office:value-type="float" office:value="28183.4" calcext:value-type="float">
            <text:p>28,183.40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100" calcext:value-type="float">
            <text:p>1100</text:p>
          </table:table-cell>
          <table:table-cell office:value-type="float" office:value="68080.5" calcext:value-type="float">
            <text:p>68,080.50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2" calcext:value-type="float">
            <text:p>2802</text:p>
          </table:table-cell>
          <table:table-cell office:value-type="float" office:value="21847" calcext:value-type="float">
            <text:p>21,847.00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501" calcext:value-type="float">
            <text:p>2501</text:p>
          </table:table-cell>
          <table:table-cell office:value-type="float" office:value="17225.25" calcext:value-type="float">
            <text:p>17,225.25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203" calcext:value-type="float">
            <text:p>3203</text:p>
          </table:table-cell>
          <table:table-cell office:value-type="float" office:value="53277.55" calcext:value-type="float">
            <text:p>53,277.55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1" calcext:value-type="float">
            <text:p>4501</text:p>
          </table:table-cell>
          <table:table-cell office:value-type="float" office:value="28019.02" calcext:value-type="float">
            <text:p>28,019.0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902" calcext:value-type="float">
            <text:p>2902</text:p>
          </table:table-cell>
          <table:table-cell office:value-type="float" office:value="34545.45" calcext:value-type="float">
            <text:p>34,545.45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49251.46" calcext:value-type="float">
            <text:p>49,251.46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8" calcext:value-type="float">
            <text:p>2808</text:p>
          </table:table-cell>
          <table:table-cell office:value-type="float" office:value="24828.16" calcext:value-type="float">
            <text:p>24,828.16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102" calcext:value-type="float">
            <text:p>2102</text:p>
          </table:table-cell>
          <table:table-cell office:value-type="float" office:value="10276.5" calcext:value-type="float">
            <text:p>10,276.50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3" calcext:value-type="float">
            <text:p>4503</text:p>
          </table:table-cell>
          <table:table-cell office:value-type="float" office:value="87272.51" calcext:value-type="float">
            <text:p>87,272.51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200" calcext:value-type="float">
            <text:p>1200</text:p>
          </table:table-cell>
          <table:table-cell office:value-type="float" office:value="39110.98" calcext:value-type="float">
            <text:p>39,110.98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304" calcext:value-type="float">
            <text:p>3304</text:p>
          </table:table-cell>
          <table:table-cell office:value-type="float" office:value="50408.08" calcext:value-type="float">
            <text:p>50,408.08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502" calcext:value-type="float">
            <text:p>2502</text:p>
          </table:table-cell>
          <table:table-cell office:value-type="float" office:value="9321.05" calcext:value-type="float">
            <text:p>9,321.05</text:p>
          </table:table-cell>
          <table:table-cell office:value-type="float" office:value="21" calcext:value-type="float">
            <text:p>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600" calcext:value-type="float">
            <text:p>2600</text:p>
          </table:table-cell>
          <table:table-cell office:value-type="float" office:value="159565.47" calcext:value-type="float">
            <text:p>159,565.47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2" calcext:value-type="float">
            <text:p>4502</text:p>
          </table:table-cell>
          <table:table-cell office:value-type="float" office:value="16895.13" calcext:value-type="float">
            <text:p>16,895.13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400" calcext:value-type="float">
            <text:p>3400</text:p>
          </table:table-cell>
          <table:table-cell office:value-type="float" office:value="89605.05" calcext:value-type="float">
            <text:p>89,605.05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200" calcext:value-type="float">
            <text:p>4200</text:p>
          </table:table-cell>
          <table:table-cell office:value-type="float" office:value="2782.4" calcext:value-type="float">
            <text:p>2,782.4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503" calcext:value-type="float">
            <text:p>2503</text:p>
          </table:table-cell>
          <table:table-cell office:value-type="float" office:value="75132.21" calcext:value-type="float">
            <text:p>75,132.21</text:p>
          </table:table-cell>
          <table:table-cell office:value-type="float" office:value="26" calcext:value-type="float">
            <text:p>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201" calcext:value-type="float">
            <text:p>4201</text:p>
          </table:table-cell>
          <table:table-cell office:value-type="float" office:value="80981.25" calcext:value-type="float">
            <text:p>80,981.25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602" calcext:value-type="float">
            <text:p>4602</text:p>
          </table:table-cell>
          <table:table-cell office:value-type="float" office:value="97392.65" calcext:value-type="float">
            <text:p>97,392.65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6" calcext:value-type="float">
            <text:p>2806</text:p>
          </table:table-cell>
          <table:table-cell office:value-type="float" office:value="35117.42" calcext:value-type="float">
            <text:p>35,117.42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163482.85" calcext:value-type="float">
            <text:p>163,482.85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005" calcext:value-type="float">
            <text:p>2005</text:p>
          </table:table-cell>
          <table:table-cell office:value-type="float" office:value="19378.75" calcext:value-type="float">
            <text:p>19,378.75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001" calcext:value-type="float">
            <text:p>3001</text:p>
          </table:table-cell>
          <table:table-cell office:value-type="float" office:value="32622.29" calcext:value-type="float">
            <text:p>32,622.29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103" calcext:value-type="float">
            <text:p>3103</text:p>
          </table:table-cell>
          <table:table-cell office:value-type="float" office:value="31532.55" calcext:value-type="float">
            <text:p>31,532.55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104" calcext:value-type="float">
            <text:p>2104</text:p>
          </table:table-cell>
          <table:table-cell office:value-type="float" office:value="1984.55" calcext:value-type="float">
            <text:p>1,984.55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5" calcext:value-type="float">
            <text:p>4505</text:p>
          </table:table-cell>
          <table:table-cell office:value-type="float" office:value="83300.52" calcext:value-type="float">
            <text:p>83,300.52</text:p>
          </table:table-cell>
          <table:table-cell office:value-type="float" office:value="35" calcext:value-type="float">
            <text:p>3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600" calcext:value-type="float">
            <text:p>3600</text:p>
          </table:table-cell>
          <table:table-cell office:value-type="float" office:value="3011.15" calcext:value-type="float">
            <text:p>3,011.15</text:p>
          </table:table-cell>
          <table:table-cell office:value-type="float" office:value="36" calcext:value-type="float">
            <text:p>3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902" calcext:value-type="float">
            <text:p>3902</text:p>
          </table:table-cell>
          <table:table-cell office:value-type="float" office:value="10906.15" calcext:value-type="float">
            <text:p>10,906.15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701" calcext:value-type="float">
            <text:p>3701</text:p>
          </table:table-cell>
          <table:table-cell office:value-type="float" office:value="100485.7" calcext:value-type="float">
            <text:p>100,485.70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200" calcext:value-type="float">
            <text:p>3200</text:p>
          </table:table-cell>
          <table:table-cell office:value-type="float" office:value="49244.93" calcext:value-type="float">
            <text:p>49,244.93</text:p>
          </table:table-cell>
          <table:table-cell office:value-type="float" office:value="39" calcext:value-type="float">
            <text:p>3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301" calcext:value-type="float">
            <text:p>1301</text:p>
          </table:table-cell>
          <table:table-cell office:value-type="float" office:value="43103.93" calcext:value-type="float">
            <text:p>43,103.93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202" calcext:value-type="float">
            <text:p>4202</text:p>
          </table:table-cell>
          <table:table-cell office:value-type="float" office:value="116108.1" calcext:value-type="float">
            <text:p>116,108.10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6" calcext:value-type="float">
            <text:p>4506</text:p>
          </table:table-cell>
          <table:table-cell office:value-type="float" office:value="17371.05" calcext:value-type="float">
            <text:p>17,371.05</text:p>
          </table:table-cell>
          <table:table-cell office:value-type="float" office:value="42" calcext:value-type="float">
            <text:p>4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103" calcext:value-type="float">
            <text:p>2103</text:p>
          </table:table-cell>
          <table:table-cell office:value-type="float" office:value="15320.41" calcext:value-type="float">
            <text:p>15,320.41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001" calcext:value-type="float">
            <text:p>4001</text:p>
          </table:table-cell>
          <table:table-cell office:value-type="float" office:value="13526.3" calcext:value-type="float">
            <text:p>13,526.30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201" calcext:value-type="float">
            <text:p>3201</text:p>
          </table:table-cell>
          <table:table-cell office:value-type="float" office:value="258480.85" calcext:value-type="float">
            <text:p>258,480.85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300" calcext:value-type="float">
            <text:p>1300</text:p>
          </table:table-cell>
          <table:table-cell office:value-type="float" office:value="1556.7" calcext:value-type="float">
            <text:p>1,556.7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35866" calcext:value-type="float">
            <text:p>35,866.00</text:p>
          </table:table-cell>
          <table:table-cell office:value-type="float" office:value="47" calcext:value-type="float">
            <text:p>4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200" calcext:value-type="float">
            <text:p>2200</text:p>
          </table:table-cell>
          <table:table-cell office:value-type="float" office:value="33708.9" calcext:value-type="float">
            <text:p>33,708.90</text:p>
          </table:table-cell>
          <table:table-cell office:value-type="float" office:value="48" calcext:value-type="float">
            <text:p>4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0" calcext:value-type="float">
            <text:p>4500</text:p>
          </table:table-cell>
          <table:table-cell office:value-type="float" office:value="5689.75" calcext:value-type="float">
            <text:p>5,689.75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106" calcext:value-type="float">
            <text:p>2106</text:p>
          </table:table-cell>
          <table:table-cell office:value-type="float" office:value="3370.15" calcext:value-type="float">
            <text:p>3,370.15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800" calcext:value-type="float">
            <text:p>4800</text:p>
          </table:table-cell>
          <table:table-cell office:value-type="float" office:value="33484.5" calcext:value-type="float">
            <text:p>33,484.50</text:p>
          </table:table-cell>
          <table:table-cell office:value-type="float" office:value="51" calcext:value-type="float">
            <text:p>5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601" calcext:value-type="float">
            <text:p>3601</text:p>
          </table:table-cell>
          <table:table-cell office:value-type="float" office:value="50770.3" calcext:value-type="float">
            <text:p>50,770.3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305" calcext:value-type="float">
            <text:p>3305</text:p>
          </table:table-cell>
          <table:table-cell office:value-type="float" office:value="31293.85" calcext:value-type="float">
            <text:p>31,293.85</text:p>
          </table:table-cell>
          <table:table-cell office:value-type="float" office:value="53" calcext:value-type="float">
            <text:p>5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304" calcext:value-type="float">
            <text:p>2304</text:p>
          </table:table-cell>
          <table:table-cell office:value-type="float" office:value="19728" calcext:value-type="float">
            <text:p>19,728.00</text:p>
          </table:table-cell>
          <table:table-cell office:value-type="float" office:value="54" calcext:value-type="float">
            <text:p>5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602" calcext:value-type="float">
            <text:p>2602</text:p>
          </table:table-cell>
          <table:table-cell office:value-type="float" office:value="105105.84" calcext:value-type="float">
            <text:p>105,105.84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901" calcext:value-type="float">
            <text:p>2901</text:p>
          </table:table-cell>
          <table:table-cell office:value-type="float" office:value="69330.99" calcext:value-type="float">
            <text:p>69,330.99</text:p>
          </table:table-cell>
          <table:table-cell office:value-type="float" office:value="56" calcext:value-type="float">
            <text:p>5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802" calcext:value-type="float">
            <text:p>3802</text:p>
          </table:table-cell>
          <table:table-cell office:value-type="float" office:value="95387.3" calcext:value-type="float">
            <text:p>95,387.30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300" calcext:value-type="float">
            <text:p>2300</text:p>
          </table:table-cell>
          <table:table-cell office:value-type="float" office:value="22809.5" calcext:value-type="float">
            <text:p>22,809.5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0" calcext:value-type="float">
            <text:p>2800</text:p>
          </table:table-cell>
          <table:table-cell office:value-type="float" office:value="110567.8" calcext:value-type="float">
            <text:p>110,567.80</text:p>
          </table:table-cell>
          <table:table-cell office:value-type="float" office:value="59" calcext:value-type="float">
            <text:p>5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101" calcext:value-type="float">
            <text:p>3101</text:p>
          </table:table-cell>
          <table:table-cell office:value-type="float" office:value="9855.41" calcext:value-type="float">
            <text:p>9,855.41</text:p>
          </table:table-cell>
          <table:table-cell office:value-type="float" office:value="60" calcext:value-type="float">
            <text:p>6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203" calcext:value-type="float">
            <text:p>4203</text:p>
          </table:table-cell>
          <table:table-cell office:value-type="float" office:value="207883.05" calcext:value-type="float">
            <text:p>207,883.05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301" calcext:value-type="float">
            <text:p>3301</text:p>
          </table:table-cell>
          <table:table-cell office:value-type="float" office:value="16398" calcext:value-type="float">
            <text:p>16,398.00</text:p>
          </table:table-cell>
          <table:table-cell office:value-type="float" office:value="62" calcext:value-type="float">
            <text:p>6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102" calcext:value-type="float">
            <text:p>4102</text:p>
          </table:table-cell>
          <table:table-cell office:value-type="float" office:value="12647.5" calcext:value-type="float">
            <text:p>12,647.50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100" calcext:value-type="float">
            <text:p>3100</text:p>
          </table:table-cell>
          <table:table-cell office:value-type="float" office:value="52153.65" calcext:value-type="float">
            <text:p>52,153.65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2" calcext:value-type="float">
            <text:p>2402</text:p>
          </table:table-cell>
          <table:table-cell office:value-type="float" office:value="119304.2" calcext:value-type="float">
            <text:p>119,304.20</text:p>
          </table:table-cell>
          <table:table-cell office:value-type="float" office:value="65" calcext:value-type="float">
            <text:p>6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602" calcext:value-type="float">
            <text:p>3602</text:p>
          </table:table-cell>
          <table:table-cell office:value-type="float" office:value="23026.3" calcext:value-type="float">
            <text:p>23,026.30</text:p>
          </table:table-cell>
          <table:table-cell office:value-type="float" office:value="66" calcext:value-type="float">
            <text:p>6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903" calcext:value-type="float">
            <text:p>3903</text:p>
          </table:table-cell>
          <table:table-cell office:value-type="float" office:value="5697.55" calcext:value-type="float">
            <text:p>5,697.55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4" calcext:value-type="float">
            <text:p>4504</text:p>
          </table:table-cell>
          <table:table-cell office:value-type="float" office:value="10222.75" calcext:value-type="float">
            <text:p>10,222.75</text:p>
          </table:table-cell>
          <table:table-cell office:value-type="float" office:value="68" calcext:value-type="float">
            <text:p>6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002" calcext:value-type="float">
            <text:p>2002</text:p>
          </table:table-cell>
          <table:table-cell office:value-type="float" office:value="386519.95" calcext:value-type="float">
            <text:p>386,519.95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9263.65" calcext:value-type="float">
            <text:p>9,263.65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105" calcext:value-type="float">
            <text:p>2105</text:p>
          </table:table-cell>
          <table:table-cell office:value-type="float" office:value="5944.85" calcext:value-type="float">
            <text:p>5,944.85</text:p>
          </table:table-cell>
          <table:table-cell office:value-type="float" office:value="71" calcext:value-type="float">
            <text:p>7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103" calcext:value-type="float">
            <text:p>4103</text:p>
          </table:table-cell>
          <table:table-cell office:value-type="float" office:value="6562.7" calcext:value-type="float">
            <text:p>6,562.70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002" calcext:value-type="float">
            <text:p>4002</text:p>
          </table:table-cell>
          <table:table-cell office:value-type="float" office:value="35220.85" calcext:value-type="float">
            <text:p>35,220.85</text:p>
          </table:table-cell>
          <table:table-cell office:value-type="float" office:value="73" calcext:value-type="float">
            <text:p>7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6821.65" calcext:value-type="float">
            <text:p>6,821.65</text:p>
          </table:table-cell>
          <table:table-cell office:value-type="float" office:value="74" calcext:value-type="float">
            <text:p>7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601" calcext:value-type="float">
            <text:p>4601</text:p>
          </table:table-cell>
          <table:table-cell office:value-type="float" office:value="25800.27" calcext:value-type="float">
            <text:p>25,800.27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0" calcext:value-type="float">
            <text:p>2400</text:p>
          </table:table-cell>
          <table:table-cell office:value-type="float" office:value="34918.48" calcext:value-type="float">
            <text:p>34,918.48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300" calcext:value-type="float">
            <text:p>3300</text:p>
          </table:table-cell>
          <table:table-cell office:value-type="float" office:value="163476.61" calcext:value-type="float">
            <text:p>163,476.61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5" calcext:value-type="float">
            <text:p>2405</text:p>
          </table:table-cell>
          <table:table-cell office:value-type="float" office:value="12320.85" calcext:value-type="float">
            <text:p>12,320.85</text:p>
          </table:table-cell>
          <table:table-cell office:value-type="float" office:value="78" calcext:value-type="float">
            <text:p>7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904" calcext:value-type="float">
            <text:p>2904</text:p>
          </table:table-cell>
          <table:table-cell office:value-type="float" office:value="40659.7" calcext:value-type="float">
            <text:p>40,659.70</text:p>
          </table:table-cell>
          <table:table-cell office:value-type="float" office:value="79" calcext:value-type="float">
            <text:p>7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1" calcext:value-type="float">
            <text:p>2801</text:p>
          </table:table-cell>
          <table:table-cell office:value-type="float" office:value="41547.4" calcext:value-type="float">
            <text:p>41,547.40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603" calcext:value-type="float">
            <text:p>4603</text:p>
          </table:table-cell>
          <table:table-cell office:value-type="float" office:value="32739.9" calcext:value-type="float">
            <text:p>32,739.90</text:p>
          </table:table-cell>
          <table:table-cell office:value-type="float" office:value="81" calcext:value-type="float">
            <text:p>8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400" calcext:value-type="float">
            <text:p>4400</text:p>
          </table:table-cell>
          <table:table-cell office:value-type="float" office:value="43341.82" calcext:value-type="float">
            <text:p>43,341.82</text:p>
          </table:table-cell>
          <table:table-cell office:value-type="float" office:value="82" calcext:value-type="float">
            <text:p>8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306" calcext:value-type="float">
            <text:p>2306</text:p>
          </table:table-cell>
          <table:table-cell office:value-type="float" office:value="23973.4" calcext:value-type="float">
            <text:p>23,973.40</text:p>
          </table:table-cell>
          <table:table-cell office:value-type="float" office:value="83" calcext:value-type="float">
            <text:p>8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101" calcext:value-type="float">
            <text:p>1101</text:p>
          </table:table-cell>
          <table:table-cell office:value-type="float" office:value="129000.19" calcext:value-type="float">
            <text:p>129,000.19</text:p>
          </table:table-cell>
          <table:table-cell office:value-type="float" office:value="84" calcext:value-type="float">
            <text:p>8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102" calcext:value-type="float">
            <text:p>3102</text:p>
          </table:table-cell>
          <table:table-cell office:value-type="float" office:value="39728.44" calcext:value-type="float">
            <text:p>39,728.44</text:p>
          </table:table-cell>
          <table:table-cell office:value-type="float" office:value="85" calcext:value-type="float">
            <text:p>8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004" calcext:value-type="float">
            <text:p>2004</text:p>
          </table:table-cell>
          <table:table-cell office:value-type="float" office:value="52047.15" calcext:value-type="float">
            <text:p>52,047.15</text:p>
          </table:table-cell>
          <table:table-cell office:value-type="float" office:value="86" calcext:value-type="float">
            <text:p>8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100" calcext:value-type="float">
            <text:p>4100</text:p>
          </table:table-cell>
          <table:table-cell office:value-type="float" office:value="26579" calcext:value-type="float">
            <text:p>26,579.00</text:p>
          </table:table-cell>
          <table:table-cell office:value-type="float" office:value="87" calcext:value-type="float">
            <text:p>8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101" calcext:value-type="float">
            <text:p>2101</text:p>
          </table:table-cell>
          <table:table-cell office:value-type="float" office:value="32383.9" calcext:value-type="float">
            <text:p>32,383.90</text:p>
          </table:table-cell>
          <table:table-cell office:value-type="float" office:value="88" calcext:value-type="float">
            <text:p>8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7" calcext:value-type="float">
            <text:p>4507</text:p>
          </table:table-cell>
          <table:table-cell office:value-type="float" office:value="17516.6" calcext:value-type="float">
            <text:p>17,516.60</text:p>
          </table:table-cell>
          <table:table-cell office:value-type="float" office:value="89" calcext:value-type="float">
            <text:p>8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906" calcext:value-type="float">
            <text:p>2906</text:p>
          </table:table-cell>
          <table:table-cell office:value-type="float" office:value="26903.98" calcext:value-type="float">
            <text:p>26,903.98</text:p>
          </table:table-cell>
          <table:table-cell office:value-type="float" office:value="90" calcext:value-type="float">
            <text:p>9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702" calcext:value-type="float">
            <text:p>3702</text:p>
          </table:table-cell>
          <table:table-cell office:value-type="float" office:value="134873.92" calcext:value-type="float">
            <text:p>134,873.92</text:p>
          </table:table-cell>
          <table:table-cell office:value-type="float" office:value="91" calcext:value-type="float">
            <text:p>9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801" calcext:value-type="float">
            <text:p>3801</text:p>
          </table:table-cell>
          <table:table-cell office:value-type="float" office:value="79147.1" calcext:value-type="float">
            <text:p>79,147.10</text:p>
          </table:table-cell>
          <table:table-cell office:value-type="float" office:value="92" calcext:value-type="float">
            <text:p>9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600" calcext:value-type="float">
            <text:p>4600</text:p>
          </table:table-cell>
          <table:table-cell office:value-type="float" office:value="7700.35" calcext:value-type="float">
            <text:p>7,700.35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601" calcext:value-type="float">
            <text:p>2601</text:p>
          </table:table-cell>
          <table:table-cell office:value-type="float" office:value="44502.14" calcext:value-type="float">
            <text:p>44,502.14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000" calcext:value-type="float">
            <text:p>4000</text:p>
          </table:table-cell>
          <table:table-cell office:value-type="float" office:value="3942.55" calcext:value-type="float">
            <text:p>3,942.55</text:p>
          </table:table-cell>
          <table:table-cell office:value-type="float" office:value="95" calcext:value-type="float">
            <text:p>9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7" calcext:value-type="float">
            <text:p>2407</text:p>
          </table:table-cell>
          <table:table-cell office:value-type="float" office:value="3444" calcext:value-type="float">
            <text:p>3,444.00</text:p>
          </table:table-cell>
          <table:table-cell office:value-type="float" office:value="96" calcext:value-type="float">
            <text:p>9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901" calcext:value-type="float">
            <text:p>3901</text:p>
          </table:table-cell>
          <table:table-cell office:value-type="float" office:value="13863.4" calcext:value-type="float">
            <text:p>13,863.40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4" calcext:value-type="float">
            <text:p>2404</text:p>
          </table:table-cell>
          <table:table-cell office:value-type="float" office:value="47241.67" calcext:value-type="float">
            <text:p>47,241.67</text:p>
          </table:table-cell>
          <table:table-cell office:value-type="float" office:value="98" calcext:value-type="float">
            <text:p>9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7" calcext:value-type="float">
            <text:p>2807</text:p>
          </table:table-cell>
          <table:table-cell office:value-type="float" office:value="10993.4" calcext:value-type="float">
            <text:p>10,993.40</text:p>
          </table:table-cell>
          <table:table-cell office:value-type="float" office:value="99" calcext:value-type="float">
            <text:p>9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4" calcext:value-type="float">
            <text:p>2804</text:p>
          </table:table-cell>
          <table:table-cell office:value-type="float" office:value="22356" calcext:value-type="float">
            <text:p>22,356.00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202" calcext:value-type="float">
            <text:p>3202</text:p>
          </table:table-cell>
          <table:table-cell office:value-type="float" office:value="36985.6" calcext:value-type="float">
            <text:p>36,985.60</text:p>
          </table:table-cell>
          <table:table-cell office:value-type="float" office:value="101" calcext:value-type="float">
            <text:p>10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700" calcext:value-type="float">
            <text:p>3700</text:p>
          </table:table-cell>
          <table:table-cell office:value-type="float" office:value="31002.15" calcext:value-type="float">
            <text:p>31,002.15</text:p>
          </table:table-cell>
          <table:table-cell office:value-type="float" office:value="102" calcext:value-type="float">
            <text:p>10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1" calcext:value-type="float">
            <text:p>2401</text:p>
          </table:table-cell>
          <table:table-cell office:value-type="float" office:value="30777.93" calcext:value-type="float">
            <text:p>30,777.93</text:p>
          </table:table-cell>
          <table:table-cell office:value-type="float" office:value="103" calcext:value-type="float">
            <text:p>10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001" calcext:value-type="float">
            <text:p>2001</text:p>
          </table:table-cell>
          <table:table-cell office:value-type="float" office:value="56142.72" calcext:value-type="float">
            <text:p>56,142.72</text:p>
          </table:table-cell>
          <table:table-cell office:value-type="float" office:value="104" calcext:value-type="float">
            <text:p>10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6" calcext:value-type="float">
            <text:p>2406</text:p>
          </table:table-cell>
          <table:table-cell office:value-type="float" office:value="57245.2" calcext:value-type="float">
            <text:p>57,245.20</text:p>
          </table:table-cell>
          <table:table-cell office:value-type="float" office:value="105" calcext:value-type="float">
            <text:p>10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803" calcext:value-type="float">
            <text:p>3803</text:p>
          </table:table-cell>
          <table:table-cell office:value-type="float" office:value="137915.06" calcext:value-type="float">
            <text:p>137,915.06</text:p>
          </table:table-cell>
          <table:table-cell office:value-type="float" office:value="106" calcext:value-type="float">
            <text:p>10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100" calcext:value-type="float">
            <text:p>2100</text:p>
          </table:table-cell>
          <table:table-cell office:value-type="float" office:value="24692.5" calcext:value-type="float">
            <text:p>24,692.50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000" calcext:value-type="float">
            <text:p>3000</text:p>
          </table:table-cell>
          <table:table-cell office:value-type="float" office:value="17205.3" calcext:value-type="float">
            <text:p>17,205.30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700" calcext:value-type="float">
            <text:p>4700</text:p>
          </table:table-cell>
          <table:table-cell office:value-type="float" office:value="17184.53" calcext:value-type="float">
            <text:p>17,184.53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702" calcext:value-type="float">
            <text:p>2702</text:p>
          </table:table-cell>
          <table:table-cell office:value-type="float" office:value="25281.48" calcext:value-type="float">
            <text:p>25,281.48</text:p>
          </table:table-cell>
          <table:table-cell office:value-type="float" office:value="110" calcext:value-type="float">
            <text:p>1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002" calcext:value-type="float">
            <text:p>3002</text:p>
          </table:table-cell>
          <table:table-cell office:value-type="float" office:value="67474.26" calcext:value-type="float">
            <text:p>67,474.26</text:p>
          </table:table-cell>
          <table:table-cell office:value-type="float" office:value="111" calcext:value-type="float">
            <text:p>1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700" calcext:value-type="float">
            <text:p>2700</text:p>
          </table:table-cell>
          <table:table-cell office:value-type="float" office:value="197306.29" calcext:value-type="float">
            <text:p>197,306.29</text:p>
          </table:table-cell>
          <table:table-cell office:value-type="float" office:value="112" calcext:value-type="float">
            <text:p>1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900" calcext:value-type="float">
            <text:p>3900</text:p>
          </table:table-cell>
          <table:table-cell office:value-type="float" office:value="33991.7" calcext:value-type="float">
            <text:p>33,991.70</text:p>
          </table:table-cell>
          <table:table-cell office:value-type="float" office:value="113" calcext:value-type="float">
            <text:p>1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302" calcext:value-type="float">
            <text:p>1302</text:p>
          </table:table-cell>
          <table:table-cell office:value-type="float" office:value="2681.95" calcext:value-type="float">
            <text:p>2,681.95</text:p>
          </table:table-cell>
          <table:table-cell office:value-type="float" office:value="114" calcext:value-type="float">
            <text:p>1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302" calcext:value-type="float">
            <text:p>3302</text:p>
          </table:table-cell>
          <table:table-cell office:value-type="float" office:value="11525.7" calcext:value-type="float">
            <text:p>11,525.70</text:p>
          </table:table-cell>
          <table:table-cell office:value-type="float" office:value="115" calcext:value-type="float">
            <text:p>1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900" calcext:value-type="float">
            <text:p>2900</text:p>
          </table:table-cell>
          <table:table-cell office:value-type="float" office:value="169000.72" calcext:value-type="float">
            <text:p>169,000.72</text:p>
          </table:table-cell>
          <table:table-cell office:value-type="float" office:value="116" calcext:value-type="float">
            <text:p>1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508" calcext:value-type="float">
            <text:p>4508</text:p>
          </table:table-cell>
          <table:table-cell office:value-type="float" office:value="107605.21" calcext:value-type="float">
            <text:p>107,605.21</text:p>
          </table:table-cell>
          <table:table-cell office:value-type="float" office:value="117" calcext:value-type="float">
            <text:p>1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301" calcext:value-type="float">
            <text:p>2301</text:p>
          </table:table-cell>
          <table:table-cell office:value-type="float" office:value="125463.25" calcext:value-type="float">
            <text:p>125,463.25</text:p>
          </table:table-cell>
          <table:table-cell office:value-type="float" office:value="118" calcext:value-type="float">
            <text:p>1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302" calcext:value-type="float">
            <text:p>2302</text:p>
          </table:table-cell>
          <table:table-cell office:value-type="float" office:value="32086.5" calcext:value-type="float">
            <text:p>32,086.50</text:p>
          </table:table-cell>
          <table:table-cell office:value-type="float" office:value="119" calcext:value-type="float">
            <text:p>1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2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202" calcext:value-type="float">
            <text:p>2202</text:p>
          </table:table-cell>
          <table:table-cell office:value-type="float" office:value="29964.75" calcext:value-type="float">
            <text:p>29,964.75</text:p>
          </table:table-cell>
          <table:table-cell office:value-type="float" office:value="120" calcext:value-type="float">
            <text:p>1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3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603" calcext:value-type="float">
            <text:p>2603</text:p>
          </table:table-cell>
          <table:table-cell office:value-type="float" office:value="32124" calcext:value-type="float">
            <text:p>32,124.00</text:p>
          </table:table-cell>
          <table:table-cell office:value-type="float" office:value="121" calcext:value-type="float">
            <text:p>1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4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803" calcext:value-type="float">
            <text:p>2803</text:p>
          </table:table-cell>
          <table:table-cell office:value-type="float" office:value="25328.9" calcext:value-type="float">
            <text:p>25,328.90</text:p>
          </table:table-cell>
          <table:table-cell office:value-type="float" office:value="122" calcext:value-type="float">
            <text:p>1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4101" calcext:value-type="float">
            <text:p>4101</text:p>
          </table:table-cell>
          <table:table-cell office:value-type="float" office:value="9742.7" calcext:value-type="float">
            <text:p>9,742.70</text:p>
          </table:table-cell>
          <table:table-cell office:value-type="float" office:value="123" calcext:value-type="float">
            <text:p>1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703" calcext:value-type="float">
            <text:p>2703</text:p>
          </table:table-cell>
          <table:table-cell office:value-type="float" office:value="12030.29" calcext:value-type="float">
            <text:p>12,030.29</text:p>
          </table:table-cell>
          <table:table-cell office:value-type="float" office:value="124" calcext:value-type="float">
            <text:p>1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201" calcext:value-type="float">
            <text:p>2201</text:p>
          </table:table-cell>
          <table:table-cell office:value-type="float" office:value="38035.26" calcext:value-type="float">
            <text:p>38,035.26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2403" calcext:value-type="float">
            <text:p>2403</text:p>
          </table:table-cell>
          <table:table-cell office:value-type="float" office:value="334752.89" calcext:value-type="float">
            <text:p>334,752.89</text:p>
          </table:table-cell>
          <table:table-cell office:value-type="float" office:value="126" calcext:value-type="float">
            <text:p>1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3303" calcext:value-type="float">
            <text:p>3303</text:p>
          </table:table-cell>
          <table:table-cell office:value-type="float" office:value="58562.15" calcext:value-type="float">
            <text:p>58,562.15</text:p>
          </table:table-cell>
          <table:table-cell office:value-type="float" office:value="127" calcext:value-type="float">
            <text:p>12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0])" office:value-type="string" office:string-value="0000000000000000000001303" calcext:value-type="string">
            <text:p>0000000000000000000001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61465.56" calcext:value-type="float">
            <text:p>61,465.56</text:p>
          </table:table-cell>
          <table:table-cell office:value-type="float" office:value="128" calcext:value-type="float">
            <text:p>12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1])" office:value-type="string" office:string-value="0000000000000000000001201" calcext:value-type="string">
            <text:p>0000000000000000000001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5" office:value-type="float" office:value="1201" calcext:value-type="float">
            <text:p>1201</text:p>
          </table:table-cell>
          <table:table-cell office:value-type="float" office:value="48045.2" calcext:value-type="float">
            <text:p>48,045.20</text:p>
          </table:table-cell>
          <table:table-cell office:value-type="float" office:value="129" calcext:value-type="float">
            <text:p>129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7"/>
          <table:table-cell table:style-name="ce3"/>
          <table:table-cell table:number-columns-repeated="100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6" table:number-columns-repeated="2" table:default-cell-style-name="ce2"/>
        <table:table-column table:style-name="co17" table:default-cell-style-name="ce2"/>
        <table:table-column table:style-name="co16" table:number-columns-repeated="2" table:default-cell-style-name="ce2"/>
        <table:table-column table:style-name="co12" table:default-cell-style-name="ce2"/>
        <table:table-column table:style-name="co18" table:default-cell-style-name="ce2"/>
        <table:table-column table:style-name="co16" table:number-columns-repeated="250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$Hoja1.C3]" office:value-type="float" office:value="0" calcext:value-type="float">
            <text:p>0</text:p>
          </table:table-cell>
          <table:table-cell table:formula="of:=[$Hoja1.D3]" office:value-type="string" office:string-value="2014-06-30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$Hoja1.R3]" office:value-type="string" office:string-value="PROVISION ANTIGUEDAD PRESTACIONES SOCIALES EMPLEADOS JUNIO 2014" calcext:value-type="string">
            <text:p>PROVISION ANTIGUEDAD PRESTACIONES SOCIALES EMPLEADOS JUN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8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NA()" office:value-type="string" office:string-value="#N/A" calcext:value-type="error">
            <text:p>#N/A</text:p>
          </table:table-cell>
          <table:table-cell table:number-columns-repeated="100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3_35_13_35_0" table:base-cell-address="$Hoja1.$N$36" table:cell-range-address=".B36"/>
        <table:named-range table:name="SHARED_FORMULA_13_3_13_3_0" table:base-cell-address="$Hoja1.$N$4" table:cell-range-address=".B4"/>
        <table:named-range table:name="SHARED_FORMULA_13_67_13_67_0" table:base-cell-address="$Hoja1.$N$68" table:cell-range-address=".B68"/>
        <table:named-range table:name="SHARED_FORMULA_13_99_13_99_0" table:base-cell-address="$Hoja1.$N$100" table:cell-range-address=".B100"/>
        <table:named-expression table:name="SHARED_FORMULA_8_2_8_2_0" table:base-cell-address="$Hoja1.$I$3" table:expression="CONCATENATE(&quot;000000000000000000000&quot;;[.S3])"/>
        <table:named-expression table:name="SHARED_FORMULA_8_34_8_34_0" table:base-cell-address="$Hoja1.$I$35" table:expression="CONCATENATE(&quot;000000000000000000000&quot;;[.S35])"/>
        <table:named-expression table:name="SHARED_FORMULA_8_66_8_66_0" table:base-cell-address="$Hoja1.$I$67" table:expression="CONCATENATE(&quot;000000000000000000000&quot;;[.S67])"/>
        <table:named-expression table:name="SHARED_FORMULA_8_98_8_98_0" table:base-cell-address="$Hoja1.$I$99" table:expression="CONCATENATE(&quot;000000000000000000000&quot;;[.S99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Bs. l </number:text>
      <number:number number:decimal-places="0" number:min-integer-digits="1" number:grouping="true"/>
    </number:number-style>
    <number:number-style style:name="N120">
      <number:text>Bs. l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Bs. l </number:text>
      <number:number number:decimal-places="0" number:min-integer-digits="1" number:grouping="true"/>
    </number:number-style>
    <number:number-style style:name="N121">
      <style:text-properties fo:color="#ff0000"/>
      <number:text>Bs. l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Bs. l </number:text>
      <number:number number:decimal-places="2" number:min-integer-digits="1" number:grouping="true"/>
    </number:number-style>
    <number:number-style style:name="N122">
      <number:text>Bs. l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Bs. l </number:text>
      <number:number number:decimal-places="2" number:min-integer-digits="1" number:grouping="true"/>
    </number:number-style>
    <number:number-style style:name="N123">
      <style:text-properties fo:color="#ff0000"/>
      <number:text>Bs. l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Bs. l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Bs. l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Bs. l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Bs. l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Bs. l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Bs. 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/</number:text>
      <number:month number:style="long"/>
      <number:text>/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ras</meta:initial-creator>
    <meta:creation-date>2015-03-19T15:07:13</meta:creation-date>
    <dc:creator>maderas</dc:creator>
    <dc:date>2015-03-19T15:07:13</dc:date>
    <meta:document-statistic meta:table-count="2" meta:cell-count="2253" meta:object-count="0"/>
    <meta:generator>LibreOffice/4.1.4.2$Linux_X86_64 LibreOffice_project/410m0$Build-2</meta:generator>
  </office:meta>
</office:document-meta>
</file>